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IBM Plex Sans Devanagari1" svg:font-family="'IBM Plex Sans Devanagari'" style:font-family-generic="swiss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paragraph-rsid="001b3ffe"/>
    </style:style>
    <style:style style:name="P2" style:family="paragraph" style:parent-style-name="Standard">
      <style:text-properties officeooo:rsid="001b3ffe" officeooo:paragraph-rsid="001b3ffe"/>
    </style:style>
    <style:style style:name="P3" style:family="paragraph" style:parent-style-name="Text_20_body">
      <style:text-properties officeooo:rsid="001b3ffe" officeooo:paragraph-rsid="001b3ffe"/>
    </style:style>
    <style:style style:name="P4" style:family="paragraph" style:parent-style-name="Text_20_body">
      <style:text-properties style:font-name="IBM Plex Mono" fo:font-weight="bold" officeooo:rsid="001b3ffe" officeooo:paragraph-rsid="001b3ffe" style:font-weight-asian="bold" style:font-weight-complex="bold"/>
    </style:style>
    <style:style style:name="P5" style:family="paragraph" style:parent-style-name="Text_20_body">
      <style:text-properties style:font-name="IBM Plex Mono" fo:font-weight="bold" officeooo:rsid="001c061e" officeooo:paragraph-rsid="001c061e" style:font-weight-asian="bold" style:font-weight-complex="bold"/>
    </style:style>
    <style:style style:name="P6" style:family="paragraph" style:parent-style-name="Text_20_body">
      <style:text-properties style:font-name="IBM Plex Mono" fo:font-weight="bold" officeooo:rsid="001d84ed" officeooo:paragraph-rsid="001d84ed" style:font-weight-asian="bold" style:font-weight-complex="bold"/>
    </style:style>
    <style:style style:name="P7" style:family="paragraph" style:parent-style-name="Text_20_body">
      <style:text-properties style:font-name="IBM Plex Mono" fo:font-weight="bold" officeooo:rsid="001dfc13" officeooo:paragraph-rsid="001dfc13" style:font-weight-asian="bold" style:font-weight-complex="bold"/>
    </style:style>
    <style:style style:name="P8" style:family="paragraph" style:parent-style-name="Text_20_body">
      <style:text-properties style:font-name="IBM Plex Mono" fo:font-weight="bold" officeooo:rsid="001f61fc" officeooo:paragraph-rsid="001f61fc" style:font-weight-asian="bold" style:font-weight-complex="bold"/>
    </style:style>
    <style:style style:name="P9" style:family="paragraph" style:parent-style-name="Text_20_body">
      <style:text-properties style:font-name="IBM Plex Mono" fo:font-weight="bold" officeooo:rsid="0020f81a" officeooo:paragraph-rsid="0020f81a" style:font-weight-asian="bold" style:font-weight-complex="bold"/>
    </style:style>
    <style:style style:name="P10" style:family="paragraph" style:parent-style-name="Text_20_body">
      <style:text-properties style:font-name="IBM Plex Mono" fo:font-weight="bold" officeooo:rsid="0021694a" officeooo:paragraph-rsid="0021694a" style:font-weight-asian="bold" style:font-weight-complex="bold"/>
    </style:style>
    <style:style style:name="P11" style:family="paragraph" style:parent-style-name="Text_20_body">
      <style:text-properties style:font-name="IBM Plex Mono" fo:font-weight="bold" officeooo:rsid="002186f8" officeooo:paragraph-rsid="002186f8" style:font-weight-asian="bold" style:font-weight-complex="bold"/>
    </style:style>
    <style:style style:name="T1" style:family="text">
      <style:text-properties officeooo:rsid="001e832e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solid" style:text-underline-type="double" style:text-underline-width="auto" style:text-underline-color="font-color" officeooo:rsid="001e832e"/>
    </style:style>
    <style:style style:name="T4" style:family="text">
      <style:text-properties officeooo:rsid="001f61fc"/>
    </style:style>
    <style:style style:name="T5" style:family="text">
      <style:text-properties officeooo:rsid="0021694a"/>
    </style:style>
    <style:style style:name="T6" style:family="text">
      <style:text-properties officeooo:rsid="002245cb"/>
    </style:style>
    <style:style style:name="T7" style:family="text">
      <style:text-properties officeooo:rsid="0022f722"/>
    </style:style>
    <style:style style:name="T8" style:family="text">
      <style:text-properties officeooo:rsid="0024e0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hools Computer Assembly Language </text:h>
      <text:p text:style-name="Text_20_body"/>
      <text:p text:style-name="P3">The schools computer did not have an assembly language defined, instructions were entered and viewed as numeric values. To aid creation of programs on a PC that can then be sent to the simulation, an assembly language is defined here.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Line94366403485824">
          <table:table-cell table:style-name="Table1.A1" office:value-type="string">
            <text:p text:style-name="P6">Mnemonic</text:p>
          </table:table-cell>
          <table:table-cell table:style-name="Table1.B1" office:value-type="string">
            <text:p text:style-name="P6">Instruction Code</text:p>
          </table:table-cell>
        </table:table-row>
        <table:table-row table:style-name="TableLine94366403485824">
          <table:table-cell table:style-name="Table1.A2" office:value-type="string">
            <text:p text:style-name="P4">LD Rc, Rc + d</text:p>
          </table:table-cell>
          <table:table-cell table:style-name="Table1.B2" office:value-type="string">
            <text:p text:style-name="P6">00cd</text:p>
          </table:table-cell>
        </table:table-row>
        <table:table-row table:style-name="TableLine94366403485824">
          <table:table-cell table:style-name="Table1.A2" office:value-type="string">
            <text:p text:style-name="P4">LD Rc, Rc – d</text:p>
          </table:table-cell>
          <table:table-cell table:style-name="Table1.B2" office:value-type="string">
            <text:p text:style-name="P6">01cd</text:p>
          </table:table-cell>
        </table:table-row>
        <table:table-row table:style-name="TableLine94366403485824">
          <table:table-cell table:style-name="Table1.A2" office:value-type="string">
            <text:p text:style-name="P4">LD Rc, d – Rc</text:p>
          </table:table-cell>
          <table:table-cell table:style-name="Table1.B2" office:value-type="string">
            <text:p text:style-name="P6">02cd</text:p>
          </table:table-cell>
        </table:table-row>
        <table:table-row table:style-name="TableLine94366403485824">
          <table:table-cell table:style-name="Table1.A2" office:value-type="string">
            <text:p text:style-name="P4">LD Rc, d</text:p>
          </table:table-cell>
          <table:table-cell table:style-name="Table1.B2" office:value-type="string">
            <text:p text:style-name="P6">03cd</text:p>
          </table:table-cell>
        </table:table-row>
        <table:table-row table:style-name="TableLine94366403485824">
          <table:table-cell table:style-name="Table1.A2" office:value-type="string">
            <text:p text:style-name="P5">TEST Rc = 0</text:p>
          </table:table-cell>
          <table:table-cell table:style-name="Table1.B2" office:value-type="string">
            <text:p text:style-name="P6">05c0</text:p>
          </table:table-cell>
        </table:table-row>
        <table:table-row table:style-name="TableLine94366403485824">
          <table:table-cell table:style-name="Table1.A2" office:value-type="string">
            <text:p text:style-name="P5">TEST Rc &gt; 0</text:p>
          </table:table-cell>
          <table:table-cell table:style-name="Table1.B2" office:value-type="string">
            <text:p text:style-name="P6">05c1</text:p>
          </table:table-cell>
        </table:table-row>
        <table:table-row table:style-name="TableLine94366403485824">
          <table:table-cell table:style-name="Table1.A2" office:value-type="string">
            <text:p text:style-name="P5">TEST Rc &lt; 0</text:p>
          </table:table-cell>
          <table:table-cell table:style-name="Table1.B2" office:value-type="string">
            <text:p text:style-name="P6">05c2</text:p>
          </table:table-cell>
        </table:table-row>
        <table:table-row table:style-name="TableLine94366403485824">
          <table:table-cell table:style-name="Table1.A2" office:value-type="string">
            <text:p text:style-name="P5">TESTLD Rc = 0</text:p>
          </table:table-cell>
          <table:table-cell table:style-name="Table1.B2" office:value-type="string">
            <text:p text:style-name="P6">05c3</text:p>
          </table:table-cell>
        </table:table-row>
        <table:table-row table:style-name="TableLine94366403485824">
          <table:table-cell table:style-name="Table1.A2" office:value-type="string">
            <text:p text:style-name="P5">TESTRD Rc = 0</text:p>
          </table:table-cell>
          <table:table-cell table:style-name="Table1.B2" office:value-type="string">
            <text:p text:style-name="P6">05c4</text:p>
          </table:table-cell>
        </table:table-row>
        <table:table-row table:style-name="TableLine94366403485824">
          <table:table-cell table:style-name="Table1.A2" office:value-type="string">
            <text:p text:style-name="P7">SL Rc, d</text:p>
          </table:table-cell>
          <table:table-cell table:style-name="Table1.B2" office:value-type="string">
            <text:p text:style-name="P7">06cd</text:p>
          </table:table-cell>
        </table:table-row>
        <table:table-row table:style-name="TableLine94366403485824">
          <table:table-cell table:style-name="Table1.A2" office:value-type="string">
            <text:p text:style-name="P7">SR Rc, d</text:p>
          </table:table-cell>
          <table:table-cell table:style-name="Table1.B2" office:value-type="string">
            <text:p text:style-name="P7">07cd</text:p>
          </table:table-cell>
        </table:table-row>
        <table:table-row table:style-name="TableLine94366403485824">
          <table:table-cell table:style-name="Table1.A2" office:value-type="string">
            <text:p text:style-name="P4">LD Rc, Rc + <text:span text:style-name="T1">R</text:span>d</text:p>
          </table:table-cell>
          <table:table-cell table:style-name="Table1.B2" office:value-type="string">
            <text:p text:style-name="P6"><text:span text:style-name="T1">1</text:span>0cd</text:p>
          </table:table-cell>
        </table:table-row>
        <table:table-row table:style-name="TableLine94366403485824">
          <table:table-cell table:style-name="Table1.A2" office:value-type="string">
            <text:p text:style-name="P4">LD Rc, Rc – <text:span text:style-name="T1">R</text:span>d</text:p>
          </table:table-cell>
          <table:table-cell table:style-name="Table1.B2" office:value-type="string">
            <text:p text:style-name="P6"><text:span text:style-name="T1">1</text:span>1cd</text:p>
          </table:table-cell>
        </table:table-row>
        <table:table-row table:style-name="TableLine94366403485824">
          <table:table-cell table:style-name="Table1.A2" office:value-type="string">
            <text:p text:style-name="P4">LD Rc, <text:span text:style-name="T1">R</text:span>d – Rc</text:p>
          </table:table-cell>
          <table:table-cell table:style-name="Table1.B2" office:value-type="string">
            <text:p text:style-name="P6"><text:span text:style-name="T1">1</text:span>2cd</text:p>
          </table:table-cell>
        </table:table-row>
        <table:table-row table:style-name="TableLine94366403485824">
          <table:table-cell table:style-name="Table1.A2" office:value-type="string">
            <text:p text:style-name="P4">LD Rc, <text:span text:style-name="T3">R</text:span><text:span text:style-name="T2">d</text:span></text:p>
          </table:table-cell>
          <table:table-cell table:style-name="Table1.B2" office:value-type="string">
            <text:p text:style-name="P6"><text:span text:style-name="T1">1</text:span>3cd</text:p>
          </table:table-cell>
        </table:table-row>
        <table:table-row table:style-name="TableLine94366403485824">
          <table:table-cell table:style-name="Table1.A2" office:value-type="string">
            <text:p text:style-name="P8">CPSR6 Rc, Rd</text:p>
          </table:table-cell>
          <table:table-cell table:style-name="Table1.B2" office:value-type="string">
            <text:p text:style-name="P8">14cd</text:p>
          </table:table-cell>
        </table:table-row>
        <table:table-row table:style-name="TableLine94366403485824">
          <table:table-cell table:style-name="Table1.A2" office:value-type="string">
            <text:p text:style-name="P8">SL Rc, Rd</text:p>
          </table:table-cell>
          <table:table-cell table:style-name="Table1.B2" office:value-type="string">
            <text:p text:style-name="P8">16cd</text:p>
          </table:table-cell>
        </table:table-row>
        <table:table-row table:style-name="TableLine94366403485824">
          <table:table-cell table:style-name="Table1.A2" office:value-type="string">
            <text:p text:style-name="P7">SR Rc, <text:span text:style-name="T4">R</text:span>d</text:p>
          </table:table-cell>
          <table:table-cell table:style-name="Table1.B2" office:value-type="string">
            <text:p text:style-name="P7"><text:span text:style-name="T4">1</text:span>7cd</text:p>
          </table:table-cell>
        </table:table-row>
        <text:soft-page-break/>
        <table:table-row table:style-name="TableLine94366403485824">
          <table:table-cell table:style-name="Table1.A2" office:value-type="string">
            <text:p text:style-name="P9">COPY R0, R1, cd</text:p>
          </table:table-cell>
          <table:table-cell table:style-name="Table1.B2" office:value-type="string">
            <text:p text:style-name="P9">20cd</text:p>
          </table:table-cell>
        </table:table-row>
        <table:table-row table:style-name="TableLine94366403485824">
          <table:table-cell table:style-name="Table1.A2" office:value-type="string">
            <text:p text:style-name="P9">STORED R0, R1, cd</text:p>
          </table:table-cell>
          <table:table-cell table:style-name="Table1.B2" office:value-type="string">
            <text:p text:style-name="P9">21cd</text:p>
          </table:table-cell>
        </table:table-row>
        <table:table-row table:style-name="TableLine94366403485824">
          <table:table-cell table:style-name="Table1.A2" office:value-type="string">
            <text:p text:style-name="P9">STORE<text:span text:style-name="T5">I R0, R1, cd</text:span></text:p>
          </table:table-cell>
          <table:table-cell table:style-name="Table1.B2" office:value-type="string">
            <text:p text:style-name="P10">22cd</text:p>
          </table:table-cell>
        </table:table-row>
        <table:table-row table:style-name="TableLine94366403485824">
          <table:table-cell table:style-name="Table1.A2" office:value-type="string">
            <text:p text:style-name="P10">BRL cd</text:p>
          </table:table-cell>
          <table:table-cell table:style-name="Table1.B2" office:value-type="string">
            <text:p text:style-name="P10">25cd</text:p>
          </table:table-cell>
        </table:table-row>
        <table:table-row table:style-name="TableLine94366403485824">
          <table:table-cell table:style-name="Table1.A2" office:value-type="string">
            <text:p text:style-name="P10">BRL C0, cd</text:p>
          </table:table-cell>
          <table:table-cell table:style-name="Table1.B2" office:value-type="string">
            <text:p text:style-name="P10">26cd</text:p>
          </table:table-cell>
        </table:table-row>
        <table:table-row table:style-name="TableLine94366403485824">
          <table:table-cell table:style-name="Table1.A2" office:value-type="string">
            <text:p text:style-name="P10">STL cd</text:p>
          </table:table-cell>
          <table:table-cell table:style-name="Table1.B2" office:value-type="string">
            <text:p text:style-name="P10">27cd</text:p>
          </table:table-cell>
        </table:table-row>
        <table:table-row table:style-name="TableLine94366403485824">
          <table:table-cell table:style-name="Table1.A2" office:value-type="string">
            <text:p text:style-name="P11">IN cd</text:p>
          </table:table-cell>
          <table:table-cell table:style-name="Table1.B2" office:value-type="string">
            <text:p text:style-name="P11">28cd</text:p>
          </table:table-cell>
        </table:table-row>
        <table:table-row table:style-name="TableLine94366403485824">
          <table:table-cell table:style-name="Table1.A2" office:value-type="string">
            <text:p text:style-name="P11">DISP cd</text:p>
          </table:table-cell>
          <table:table-cell table:style-name="Table1.B2" office:value-type="string">
            <text:p text:style-name="P11">29cd</text:p>
          </table:table-cell>
        </table:table-row>
        <table:table-row table:style-name="TableLine94366403485824">
          <table:table-cell table:style-name="Table1.A2" office:value-type="string">
            <text:p text:style-name="P9">COPY R0, R1, (cd<text:span text:style-name="T6">+R3</text:span>)</text:p>
          </table:table-cell>
          <table:table-cell table:style-name="Table1.B2" office:value-type="string">
            <text:p text:style-name="P9"><text:span text:style-name="T6">3</text:span>0cd</text:p>
          </table:table-cell>
        </table:table-row>
        <table:table-row table:style-name="TableLine94366403485824">
          <table:table-cell table:style-name="Table1.A2" office:value-type="string">
            <text:p text:style-name="P9">STORED R0, R1, (cd<text:span text:style-name="T6">+R3</text:span>)</text:p>
          </table:table-cell>
          <table:table-cell table:style-name="Table1.B2" office:value-type="string">
            <text:p text:style-name="P9"><text:span text:style-name="T6">3</text:span>1cd</text:p>
          </table:table-cell>
        </table:table-row>
        <table:table-row table:style-name="TableLine94366403485824">
          <table:table-cell table:style-name="Table1.A2" office:value-type="string">
            <text:p text:style-name="P9">STORE<text:span text:style-name="T5">I R0, R1, (cd</text:span><text:span text:style-name="T6">+R3</text:span><text:span text:style-name="T5">)</text:span></text:p>
          </table:table-cell>
          <table:table-cell table:style-name="Table1.B2" office:value-type="string">
            <text:p text:style-name="P10"><text:span text:style-name="T6">3</text:span>2cd</text:p>
          </table:table-cell>
        </table:table-row>
        <table:table-row table:style-name="TableLine94366403485824">
          <table:table-cell table:style-name="Table1.A2" office:value-type="string">
            <text:p text:style-name="P10">BRL cd<text:span text:style-name="T6">+R3</text:span></text:p>
          </table:table-cell>
          <table:table-cell table:style-name="Table1.B2" office:value-type="string">
            <text:p text:style-name="P10"><text:span text:style-name="T6">3</text:span>5cd</text:p>
          </table:table-cell>
        </table:table-row>
        <table:table-row table:style-name="TableLine94366403485824">
          <table:table-cell table:style-name="Table1.A2" office:value-type="string">
            <text:p text:style-name="P10">BRL C0, cd<text:span text:style-name="T6">+R3</text:span></text:p>
          </table:table-cell>
          <table:table-cell table:style-name="Table1.B2" office:value-type="string">
            <text:p text:style-name="P10"><text:span text:style-name="T6">3</text:span>6cd</text:p>
          </table:table-cell>
        </table:table-row>
        <table:table-row table:style-name="TableLine94366403485824">
          <table:table-cell table:style-name="Table1.A2" office:value-type="string">
            <text:p text:style-name="P10">STL (cd<text:span text:style-name="T6">+R3</text:span>)</text:p>
          </table:table-cell>
          <table:table-cell table:style-name="Table1.B2" office:value-type="string">
            <text:p text:style-name="P10"><text:span text:style-name="T6">3</text:span>7cd</text:p>
          </table:table-cell>
        </table:table-row>
        <table:table-row table:style-name="TableLine94366403485824">
          <table:table-cell table:style-name="Table1.A2" office:value-type="string">
            <text:p text:style-name="P11">IN (cd<text:span text:style-name="T6">+R3</text:span>)</text:p>
          </table:table-cell>
          <table:table-cell table:style-name="Table1.B2" office:value-type="string">
            <text:p text:style-name="P11"><text:span text:style-name="T6">3</text:span>8cd</text:p>
          </table:table-cell>
        </table:table-row>
        <table:table-row table:style-name="TableLine94366403485824">
          <table:table-cell table:style-name="Table1.A2" office:value-type="string">
            <text:p text:style-name="P11">DISP (cd<text:span text:style-name="T6">+R3</text:span>)</text:p>
          </table:table-cell>
          <table:table-cell table:style-name="Table1.B2" office:value-type="string">
            <text:p text:style-name="P11"><text:span text:style-name="T6">3</text:span>9cd</text:p>
          </table:table-cell>
        </table:table-row>
        <table:table-row table:style-name="TableLine94366403485824">
          <table:table-cell table:style-name="Table1.A2" office:value-type="string">
            <text:p text:style-name="P9">COPY R0, R1, (cd<text:span text:style-name="T6">+R4</text:span>)</text:p>
          </table:table-cell>
          <table:table-cell table:style-name="Table1.B2" office:value-type="string">
            <text:p text:style-name="P9"><text:span text:style-name="T6">4</text:span>0cd</text:p>
          </table:table-cell>
        </table:table-row>
        <table:table-row table:style-name="TableLine94366403485824">
          <table:table-cell table:style-name="Table1.A2" office:value-type="string">
            <text:p text:style-name="P9">STORED R0, R1, (cd<text:span text:style-name="T6">+R4</text:span>)</text:p>
          </table:table-cell>
          <table:table-cell table:style-name="Table1.B2" office:value-type="string">
            <text:p text:style-name="P9"><text:span text:style-name="T6">4</text:span>1cd</text:p>
          </table:table-cell>
        </table:table-row>
        <table:table-row table:style-name="TableLine94366403485824">
          <table:table-cell table:style-name="Table1.A2" office:value-type="string">
            <text:p text:style-name="P9">STORE<text:span text:style-name="T5">I R0, R1, (cd</text:span><text:span text:style-name="T6">+R4</text:span><text:span text:style-name="T5">)</text:span></text:p>
          </table:table-cell>
          <table:table-cell table:style-name="Table1.B2" office:value-type="string">
            <text:p text:style-name="P10"><text:span text:style-name="T6">4</text:span>2cd</text:p>
          </table:table-cell>
        </table:table-row>
        <table:table-row table:style-name="TableLine94366403485824">
          <table:table-cell table:style-name="Table1.A2" office:value-type="string">
            <text:p text:style-name="P10">BRL cd<text:span text:style-name="T6">+R4</text:span></text:p>
          </table:table-cell>
          <table:table-cell table:style-name="Table1.B2" office:value-type="string">
            <text:p text:style-name="P10"><text:span text:style-name="T6">4</text:span>5cd</text:p>
          </table:table-cell>
        </table:table-row>
        <table:table-row table:style-name="TableLine94366403485824">
          <table:table-cell table:style-name="Table1.A2" office:value-type="string">
            <text:p text:style-name="P10">BRL C0, cd<text:span text:style-name="T6">+R4</text:span></text:p>
          </table:table-cell>
          <table:table-cell table:style-name="Table1.B2" office:value-type="string">
            <text:p text:style-name="P10"><text:span text:style-name="T6">4</text:span>6cd</text:p>
          </table:table-cell>
        </table:table-row>
        <table:table-row table:style-name="TableLine94366403485824">
          <table:table-cell table:style-name="Table1.A2" office:value-type="string">
            <text:p text:style-name="P10">STL (cd<text:span text:style-name="T6">+R4</text:span>)</text:p>
          </table:table-cell>
          <table:table-cell table:style-name="Table1.B2" office:value-type="string">
            <text:p text:style-name="P10"><text:span text:style-name="T6">4</text:span>7cd</text:p>
          </table:table-cell>
        </table:table-row>
        <table:table-row table:style-name="TableLine94366403485824">
          <table:table-cell table:style-name="Table1.A2" office:value-type="string">
            <text:p text:style-name="P11">IN (cd<text:span text:style-name="T6">+R4</text:span>)</text:p>
          </table:table-cell>
          <table:table-cell table:style-name="Table1.B2" office:value-type="string">
            <text:p text:style-name="P11"><text:span text:style-name="T6">4</text:span>8cd</text:p>
          </table:table-cell>
        </table:table-row>
        <table:table-row table:style-name="TableLine94366403485824">
          <table:table-cell table:style-name="Table1.A2" office:value-type="string">
            <text:p text:style-name="P11">DISP (cd<text:span text:style-name="T6">+R4</text:span>)</text:p>
          </table:table-cell>
          <table:table-cell table:style-name="Table1.B2" office:value-type="string">
            <text:p text:style-name="P11"><text:span text:style-name="T6">4</text:span>9cd</text:p>
          </table:table-cell>
        </table:table-row>
        <text:soft-page-break/>
        <table:table-row table:style-name="TableLine94366403485824">
          <table:table-cell table:style-name="Table1.A2" office:value-type="string">
            <text:p text:style-name="P9">COPY R0, R1, (cd<text:span text:style-name="T6">+R</text:span><text:span text:style-name="T7">5</text:span>)</text:p>
          </table:table-cell>
          <table:table-cell table:style-name="Table1.B2" office:value-type="string">
            <text:p text:style-name="P9"><text:span text:style-name="T7">5</text:span>0cd</text:p>
          </table:table-cell>
        </table:table-row>
        <table:table-row table:style-name="TableLine94366403485824">
          <table:table-cell table:style-name="Table1.A2" office:value-type="string">
            <text:p text:style-name="P9">STORED R0, R1, (cd<text:span text:style-name="T6">+R</text:span><text:span text:style-name="T7">5</text:span>)</text:p>
          </table:table-cell>
          <table:table-cell table:style-name="Table1.B2" office:value-type="string">
            <text:p text:style-name="P9"><text:span text:style-name="T7">5</text:span>1cd</text:p>
          </table:table-cell>
        </table:table-row>
        <table:table-row table:style-name="TableLine94366403485824">
          <table:table-cell table:style-name="Table1.A2" office:value-type="string">
            <text:p text:style-name="P9">STORE<text:span text:style-name="T5">I R0, R1, (cd</text:span><text:span text:style-name="T6">+R</text:span><text:span text:style-name="T7">5</text:span><text:span text:style-name="T5">)</text:span></text:p>
          </table:table-cell>
          <table:table-cell table:style-name="Table1.B2" office:value-type="string">
            <text:p text:style-name="P10"><text:span text:style-name="T7">5</text:span>2cd</text:p>
          </table:table-cell>
        </table:table-row>
        <table:table-row table:style-name="TableLine94366403485824">
          <table:table-cell table:style-name="Table1.A2" office:value-type="string">
            <text:p text:style-name="P10">BRL cd<text:span text:style-name="T6">+R</text:span><text:span text:style-name="T7">5</text:span></text:p>
          </table:table-cell>
          <table:table-cell table:style-name="Table1.B2" office:value-type="string">
            <text:p text:style-name="P10"><text:span text:style-name="T7">5</text:span>5cd</text:p>
          </table:table-cell>
        </table:table-row>
        <table:table-row table:style-name="TableLine94366403485824">
          <table:table-cell table:style-name="Table1.A2" office:value-type="string">
            <text:p text:style-name="P10">BRL C0, cd<text:span text:style-name="T6">+R</text:span><text:span text:style-name="T7">5</text:span></text:p>
          </table:table-cell>
          <table:table-cell table:style-name="Table1.B2" office:value-type="string">
            <text:p text:style-name="P10"><text:span text:style-name="T7">5</text:span>6cd</text:p>
          </table:table-cell>
        </table:table-row>
        <table:table-row table:style-name="TableLine94366403485824">
          <table:table-cell table:style-name="Table1.A2" office:value-type="string">
            <text:p text:style-name="P10">STL (cd<text:span text:style-name="T6">+R</text:span><text:span text:style-name="T7">5</text:span>)</text:p>
          </table:table-cell>
          <table:table-cell table:style-name="Table1.B2" office:value-type="string">
            <text:p text:style-name="P10"><text:span text:style-name="T7">5</text:span>7cd</text:p>
          </table:table-cell>
        </table:table-row>
        <table:table-row table:style-name="TableLine94366403485824">
          <table:table-cell table:style-name="Table1.A2" office:value-type="string">
            <text:p text:style-name="P11">IN (cd<text:span text:style-name="T6">+R</text:span><text:span text:style-name="T7">5</text:span>)</text:p>
          </table:table-cell>
          <table:table-cell table:style-name="Table1.B2" office:value-type="string">
            <text:p text:style-name="P11"><text:span text:style-name="T7">5</text:span>8cd</text:p>
          </table:table-cell>
        </table:table-row>
        <table:table-row table:style-name="TableLine94366403485824">
          <table:table-cell table:style-name="Table1.A2" office:value-type="string">
            <text:p text:style-name="P11">DISP (cd<text:span text:style-name="T6">+R</text:span><text:span text:style-name="T7">5</text:span>)</text:p>
          </table:table-cell>
          <table:table-cell table:style-name="Table1.B2" office:value-type="string">
            <text:p text:style-name="P11"><text:span text:style-name="T7">5</text:span>9cd</text:p>
          </table:table-cell>
        </table:table-row>
        <table:table-row table:style-name="TableLine94366403485824">
          <table:table-cell table:style-name="Table1.A2" office:value-type="string">
            <text:p text:style-name="P9">COPY R0, R1, (cd)</text:p>
          </table:table-cell>
          <table:table-cell table:style-name="Table1.B2" office:value-type="string">
            <text:p text:style-name="P9"><text:span text:style-name="T8">6</text:span>0cd</text:p>
          </table:table-cell>
        </table:table-row>
        <table:table-row table:style-name="TableLine94366403485824">
          <table:table-cell table:style-name="Table1.A2" office:value-type="string">
            <text:p text:style-name="P9">STORED R0, R1, (cd)</text:p>
          </table:table-cell>
          <table:table-cell table:style-name="Table1.B2" office:value-type="string">
            <text:p text:style-name="P9"><text:span text:style-name="T8">6</text:span>1cd</text:p>
          </table:table-cell>
        </table:table-row>
        <table:table-row table:style-name="TableLine94366403485824">
          <table:table-cell table:style-name="Table1.A2" office:value-type="string">
            <text:p text:style-name="P9">STORE<text:span text:style-name="T5">I R0, R1, (cd)</text:span></text:p>
          </table:table-cell>
          <table:table-cell table:style-name="Table1.B2" office:value-type="string">
            <text:p text:style-name="P10"><text:span text:style-name="T8">6</text:span>2cd</text:p>
          </table:table-cell>
        </table:table-row>
        <table:table-row table:style-name="TableLine94366403485824">
          <table:table-cell table:style-name="Table1.A2" office:value-type="string">
            <text:p text:style-name="P10">BRL <text:span text:style-name="T8">(</text:span>cd<text:span text:style-name="T8">)</text:span></text:p>
          </table:table-cell>
          <table:table-cell table:style-name="Table1.B2" office:value-type="string">
            <text:p text:style-name="P10"><text:span text:style-name="T8">6</text:span>5cd</text:p>
          </table:table-cell>
        </table:table-row>
        <table:table-row table:style-name="TableLine94366403485824">
          <table:table-cell table:style-name="Table1.A2" office:value-type="string">
            <text:p text:style-name="P10">BRL C0, <text:span text:style-name="T8">(</text:span>cd<text:span text:style-name="T8">)</text:span></text:p>
          </table:table-cell>
          <table:table-cell table:style-name="Table1.B2" office:value-type="string">
            <text:p text:style-name="P10"><text:span text:style-name="T8">6</text:span>6cd</text:p>
          </table:table-cell>
        </table:table-row>
        <table:table-row table:style-name="TableLine94366403485824">
          <table:table-cell table:style-name="Table1.A2" office:value-type="string">
            <text:p text:style-name="P10">STL (cd)</text:p>
          </table:table-cell>
          <table:table-cell table:style-name="Table1.B2" office:value-type="string">
            <text:p text:style-name="P10"><text:span text:style-name="T8">6</text:span>7cd</text:p>
          </table:table-cell>
        </table:table-row>
        <table:table-row table:style-name="TableLine94366403485824">
          <table:table-cell table:style-name="Table1.A2" office:value-type="string">
            <text:p text:style-name="P11">IN (cd)</text:p>
          </table:table-cell>
          <table:table-cell table:style-name="Table1.B2" office:value-type="string">
            <text:p text:style-name="P11"><text:span text:style-name="T8">6</text:span>8cd</text:p>
          </table:table-cell>
        </table:table-row>
        <table:table-row table:style-name="TableLine94366403485824">
          <table:table-cell table:style-name="Table1.A2" office:value-type="string">
            <text:p text:style-name="P11">DISP (cd)</text:p>
          </table:table-cell>
          <table:table-cell table:style-name="Table1.B2" office:value-type="string">
            <text:p text:style-name="P11"><text:span text:style-name="T8">6</text:span>9cd</text:p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ext:soft-page-break/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  <table:table-row table:style-name="TableLine94366403485824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IBM Plex Sans Devanagari1" svg:font-family="'IBM Plex Sans Devanagari'" style:font-family-generic="swiss"/>
    <style:font-face style:name="IBM Plex Mono" svg:font-family="'IBM Plex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12-30T16:23:33.324137663</meta:creation-date>
    <dc:date>2023-12-30T20:36:16.174295305</dc:date>
    <meta:editing-duration>PT3H42M7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4" meta:paragraph-count="120" meta:word-count="287" meta:character-count="1267" meta:non-whitespace-character-count="1095"/>
  </office:meta>
</office:document-meta>
</file>